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100%" fo:text-align="end" style:justify-single-word="false"/>
    </style:style>
    <style:style style:name="P3" style:family="paragraph" style:parent-style-name="Standard">
      <style:paragraph-properties fo:line-height="200%"/>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John Wrenn</text:p>
      <text:p text:style-name="P2">HIS401, Honhart</text:p>
      <text:p text:style-name="P2">2014 October 29</text:p>
      <text:p text:style-name="P2">Secondary Source Report</text:p>
      <text:p text:style-name="P2"/>
      <text:p text:style-name="P1"><text:tab/>Among proponents of nationalism, the promise of “national-pride” tends to be regarded as the holy-grail of identity collectivization—whereby by forging a collective identity from individuals, individual triumphs are appropriated as national accomplishments. National-pride is largely uncontroversial; indeed, few people take offense at unsolicited compliments. Yet, the very existence of national pride invites the existence of its antipode:<text:span text:style-name="T2"> </text:span><text:span text:style-name="T1">national shame</text:span><text:span text:style-name="T2">. My first preliminary observation <text:s/>is that national pride and national shame are experienced in fundamentally different manners. Neither stand independently; national pride is as inextricable from the language of victory as national shame is from the language of defeat. Therein lies the distinction: victory is projected outwardly by a nation onto others, but defeat is projected onto a nation. Whereas national pride is experience collectively and electively, national shame is almost invariably imposed externally and experienced individually.</text:span></text:p>
      <text:p text:style-name="P1"><text:span text:style-name="T2"><text:tab/>The experiences of Europe with national shame have been studied extensively under the controversy-battered moniker of “collective guilt.” Used descriptively, “collective guilt” is a statement on the state of the national conscience, particularly that a group of individuals belonging to a national (or formerly belonging to a nation) committed a crime, are self-aware of their culpability, and seek to disencumber themselves of their guilt. Such descriptions are almost invariably embroiled in controversy. Opponents to statements of national guilt often attack such declarations as </text:span><text:span text:style-name="T1">proscriptive</text:span><text:span text:style-name="T2"> and carrying a political agenda. Politicization has damaged its utility as a framework for studying the processes of repairing the national conscience, and it's academic popularity potentially excludes more nuanced explanations of repair.</text:span></text:p>
      <text:p text:style-name="P1"><text:span text:style-name="T2"><text:tab/>“National rehabilitation” is a substantially more versatile for the range of mechanisms </text:span><text:soft-page-break/><text:span text:style-name="T2">that nations repair themselves with. I've identified repatriation events as a promising framework for identifying and studying instances of damage to national consciences that challenge traditional notions of national healing. To this end, I've adopted a more expansive definition of repatriation and a comparative study of repatriation events will form the body of my capstone. Antebellum Europe is unquestionably rich with repatriations of the traditional sense. Shortly after the War's end, thousands of Germans were expelled from the Czechoslovakian controlled Sudetenland. In 1955, the last German prisoners of war were released from Russian captivity to both East and West Germany, with each reacting drastically differently to the repatriation. Europe's grandest reparation event came in 1989 with the Fall of the Berlin Wall and the reunification of East and West Germany. Meanwhile, the collapse of European colonialism brought with it the return of millions of colonial settlers back to Europe. This was experienced especially intensely by France after the French-Algerian War, with the immigration of </text:span><text:span text:style-name="T1">pieds-noirs</text:span><text:span text:style-name="T2">. </text:span><text:span text:style-name="T1">Non-migratory</text:span><text:span text:style-name="T2"> repatriations provide an additional dimension of study. The cultivation of a nazi-fied </text:span><text:span text:style-name="T1">volksdeutche</text:span><text:span text:style-name="T2"> in Czechoslovakia, Austria, and Hungary and the later anschlus of those regions brought Germany to Germans, rather than Germans to Germany. Extending the definition even further, the fall of communism in Eastern Europe was an ideological repatriation. The reintroduction of previously-taboo discourse into Polish academia reflects the rehabilitation, and is a major aspect of the ongoing Jedwabne debate.</text:span></text:p>
      <text:p text:style-name="P1"><text:span text:style-name="T2"><text:tab/></text:span></text:p>
      <text:p text:style-name="P1"><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9T11:22:58.930265127</meta:creation-date>
    <dc:date>2014-11-04T22:22:46</dc:date>
    <meta:editing-duration>PT3H11M9S</meta:editing-duration>
    <meta:editing-cycles>22</meta:editing-cycles>
    <meta:generator>LibreOffice/3.5$Linux_x86 LibreOffice_project/350m1$Build-2</meta:generator>
    <meta:document-statistic meta:table-count="0" meta:image-count="0" meta:object-count="0" meta:page-count="2" meta:paragraph-count="8" meta:word-count="512" meta:character-count="3635" meta:non-whitespace-character-count="3125"/>
  </office:meta>
</office:document-meta>
</file>